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ab35" officeooo:paragraph-rsid="000bab35"/>
    </style:style>
    <style:style style:name="P2" style:family="paragraph" style:parent-style-name="Standard">
      <style:text-properties officeooo:rsid="000bab35" officeooo:paragraph-rsid="000e52e1"/>
    </style:style>
    <style:style style:name="P3" style:family="paragraph" style:parent-style-name="Standard">
      <style:text-properties officeooo:rsid="000d4527" officeooo:paragraph-rsid="000d4527"/>
    </style:style>
    <style:style style:name="P4" style:family="paragraph" style:parent-style-name="Standard">
      <style:text-properties officeooo:rsid="00104109" officeooo:paragraph-rsid="00104109"/>
    </style:style>
    <style:style style:name="P5" style:family="paragraph" style:parent-style-name="Standard">
      <style:text-properties officeooo:rsid="0011c1cf" officeooo:paragraph-rsid="0011c1cf"/>
    </style:style>
    <style:style style:name="T1" style:family="text">
      <style:text-properties fo:color="#800000"/>
    </style:style>
    <style:style style:name="T2" style:family="text">
      <style:text-properties fo:color="#ff0000"/>
    </style:style>
    <style:style style:name="T3" style:family="text">
      <style:text-properties officeooo:rsid="000e52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In which directory are the configuration files of the system?</text:p>
      <text:p text:style-name="P1">etc</text:p>
      <text:p text:style-name="P1"/>
      <text:p text:style-name="P1">2.To login to a Linux system requires a) user name, password and IP address, <text:span text:style-name="T2">b)</text:span><text:span text:style-name="T1"> </text:span>username</text:p>
      <text:p text:style-name="P1">and password c) only a password.</text:p>
      <text:p text:style-name="P1"/>
      <text:p text:style-name="P1">In the following exercises you should use the required Linux commands to perform the</text:p>
      <text:p text:style-name="P1">operations described.</text:p>
      <text:p text:style-name="P1"/>
      <text:p text:style-name="P1">3. Display the content of the current directory.</text:p>
      <text:p text:style-name="P1">Pwd</text:p>
      <text:p text:style-name="P1"/>
      <text:p text:style-name="P1">4. Display the contents of the directory which is just at an upper level.</text:p>
      <text:p text:style-name="P1">Pwd ..</text:p>
      <text:p text:style-name="P1"/>
      <text:p text:style-name="P1">5.In wich day of the week you were born?, use the cal command to find it out.</text:p>
      <text:p text:style-name="P3">cal 1980<text:tab/><text:tab/>nací en domingo.</text:p>
      <text:p text:style-name="P3"/>
      <text:p text:style-name="P2">6.Display the files in the /bin directory.</text:p>
      <text:p text:style-name="P2"><text:span text:style-name="T3">Sudo ls <text:s/>/bin</text:span></text:p>
      <text:p text:style-name="P1"/>
      <text:p text:style-name="P1">7. Assuming you are in your home directory (/home/username), display the contents of</text:p>
      <text:p text:style-name="P1">the /usr/bin directory a) with just one command line, b) moving step by step through the</text:p>
      <text:p text:style-name="P1">directory tree and c) with two command lines.</text:p>
      <text:p text:style-name="P4">a) ls /usr/bin</text:p>
      <text:p text:style-name="P4">b) cd /usr, cd /bin, ls</text:p>
      <text:p text:style-name="P4">c)cd /usr/bin, ls</text:p>
      <text:p text:style-name="P1"/>
      <text:p text:style-name="P1">8. Display all the files in the /etc directory and all the files in the subdirectories</text:p>
      <text:p text:style-name="P1">recursively (with just a one-line command).</text:p>
      <text:p text:style-name="P5">tree /etc</text:p>
      <text:p text:style-name="P1"/>
      <text:p text:style-name="P1">9. Display all the files in the /usr/bin/X11 directory ordered by size (from highest to</text:p>
      <text:p text:style-name="P1">lowest). Only the name of each file must be shown, without any other additional information.</text:p>
      <text:p text:style-name="P1"/>
      <text:p text:style-name="P1">10. Show all the files in the /etc directory ordered by size (from highest to lowest)</text:p>
      <text:p text:style-name="P1">together with other characteristics, i.e. permissions, size, date of last modification, etc. The</text:p>
      <text:p text:style-name="P1">size of each file should appear in a "readable" format, expressed in Kb, Mb, etc.</text:p>
      <text:p text:style-name="P1"/>
      <text:p text:style-name="P1">11. Show all the files in the /bin directory ordered by size (from lowest to highest).</text:p>
      <text:p text:style-name="P1">Only the name and the size of each file must be shown, without any other additional</text:p>
      <text:p text:style-name="P1">Linux Practical Manual. Luis José Sánchez González</text:p>
      <text:p text:style-name="P1">Page 23information. The size of each file must be shown in a “readable” format, expressed in Kb,</text:p>
      <text:p text:style-name="P1">Mb, etc.</text:p>
      <text:p text:style-name="P1"/>
      <text:p text:style-name="P1">12. Show the contents of the root directory using an absolute path as an argument of the ls</text:p>
      <text:p text:style-name="P1">command.</text:p>
      <text:p text:style-name="P1">13. Show the contents of the root directory using a relative path as an argument of the ls</text:p>
      <text:p text:style-name="P1">command. Assume that the current directory is /home/elena/documents.</text:p>
      <text:p text:style-name="P1">14. Create the directory expenses inside the home directory.</text:p>
      <text:p text:style-name="P1">15. What happens if you try to create a directory inside /etc?</text:p>
      <text:p text:style-name="P1">16.</text:p>
      <text:p text:style-name="P1"><text:soft-page-break/>Display the contents of the /etc/fstab file.</text:p>
      <text:p text:style-name="P1">.</text:p>
      <text:p text:style-name="P1">17. Display the first 10 lines of the /etc/bash.bashrc file.</text:p>
      <text:p text:style-name="P1">18. Create the following directory structure inside your home directory:</text:p>
      <text:p text:style-name="P1">multimedia</text:p>
      <text:p text:style-name="P1">|</text:p>
      <text:p text:style-name="P1">--------------------------------------------------</text:p>
      <text:p text:style-name="P1">|</text:p>
      <text:p text:style-name="P1">|</text:p>
      <text:p text:style-name="P1">|</text:p>
      <text:p text:style-name="P1">|</text:p>
      <text:p text:style-name="P1">music</text:p>
      <text:p text:style-name="P1">pictures</text:p>
      <text:p text:style-name="P1">video</text:p>
      <text:p text:style-name="P1">slides</text:p>
      <text:p text:style-name="P1">|</text:p>
      <text:p text:style-name="P1">--------------</text:p>
      <text:p text:style-name="P1">|</text:p>
      <text:p text:style-name="P1">|</text:p>
      <text:p text:style-name="P1">personal</text:p>
      <text:p text:style-name="P1">other</text:p>
      <text:p text:style-name="P1">19. Create an empty file inside the music directory named favourite_styles.txt</text:p>
      <text:p text:style-name="P1">20. Use your favourite text editor to edit favourite_styles.txt, then type in the music</text:p>
      <text:p text:style-name="P1">styles you like most. Save the changes and exit.</text:p>
      <text:p text:style-name="P1">21. Display the contents of the file favourite_styles.txt.</text:p>
      <text:p text:style-name="P1">22. Show the first 3 lines of the file favourite_styles.txt.</text:p>
      <text:p text:style-name="P1">23. Show the last line of the file favourite_styles.txt.</text:p>
      <text:p text:style-name="P1">24.</text:p>
      <text:p text:style-name="P1">Show the content of the file favourite_styles.txt excluding the first line.</text:p>
      <text:p text:style-name="P1">Assume that the exact number of lines in the file is unknow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0:42:06.269153061</meta:creation-date>
    <dc:date>2016-09-22T11:28:19.772485697</dc:date>
    <meta:editing-duration>PT25M51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2" meta:paragraph-count="70" meta:word-count="508" meta:character-count="2956" meta:non-whitespace-character-count="2516"/>
  </office:meta>
</office:document-meta>
</file>